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Mon" svg:font-family="Mon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5a23" officeooo:paragraph-rsid="000e5a23"/>
    </style:style>
    <style:style style:name="P2" style:family="paragraph" style:parent-style-name="Heading_20_1">
      <style:text-properties officeooo:paragraph-rsid="00134489"/>
    </style:style>
    <style:style style:name="P3" style:family="paragraph" style:parent-style-name="Subtitle">
      <style:text-properties officeooo:rsid="000e5a23" officeooo:paragraph-rsid="000e5a23"/>
    </style:style>
    <style:style style:name="P4" style:family="paragraph" style:parent-style-name="Text_20_body">
      <style:text-properties officeooo:rsid="000e5a23" officeooo:paragraph-rsid="000e5a23"/>
    </style:style>
    <style:style style:name="P5" style:family="paragraph" style:parent-style-name="Text_20_body">
      <style:text-properties style:font-name="Liberation Serif" officeooo:rsid="000fffd3" officeooo:paragraph-rsid="000fffd3"/>
    </style:style>
    <style:style style:name="P6" style:family="paragraph" style:parent-style-name="Text_20_body">
      <style:text-properties style:font-name="Liberation Serif" fo:font-weight="normal" officeooo:rsid="0010fc0a" officeooo:paragraph-rsid="0011975f" style:font-weight-asian="normal" style:font-weight-complex="normal"/>
    </style:style>
    <style:style style:name="P7" style:family="paragraph" style:parent-style-name="Text_20_body">
      <style:text-properties style:font-name="Liberation Serif" fo:font-weight="normal" officeooo:rsid="00134489" officeooo:paragraph-rsid="00134489" style:font-weight-asian="normal" style:font-weight-complex="normal"/>
    </style:style>
    <style:style style:name="P8" style:family="paragraph" style:parent-style-name="Text_20_body">
      <style:text-properties style:font-name="Mono"/>
    </style:style>
    <style:style style:name="P9" style:family="paragraph" style:parent-style-name="Text_20_body">
      <style:text-properties style:font-name="Mono" officeooo:rsid="000e5a23" officeooo:paragraph-rsid="000e5a23"/>
    </style:style>
    <style:style style:name="P10" style:family="paragraph" style:parent-style-name="Text_20_body">
      <style:text-properties style:font-name="Mono" officeooo:paragraph-rsid="0010fc0a"/>
    </style:style>
    <style:style style:name="P11" style:family="paragraph" style:parent-style-name="Text_20_body">
      <style:text-properties style:font-name="Mono" officeooo:rsid="0010fc0a" officeooo:paragraph-rsid="0010fc0a"/>
    </style:style>
    <style:style style:name="P12" style:family="paragraph" style:parent-style-name="Text_20_body">
      <style:text-properties style:font-name="Mono" fo:font-weight="normal" style:font-weight-asian="normal" style:font-weight-complex="normal"/>
    </style:style>
    <style:style style:name="P13" style:family="paragraph" style:parent-style-name="Text_20_body">
      <style:text-properties style:font-name="Mono" fo:font-weight="normal" officeooo:rsid="0011975f" officeooo:paragraph-rsid="00134489" style:font-weight-asian="normal" style:font-weight-complex="normal"/>
    </style:style>
    <style:style style:name="P14" style:family="paragraph" style:parent-style-name="Text_20_body">
      <style:text-properties style:font-name="Mono" fo:font-weight="normal" officeooo:paragraph-rsid="00134489" style:font-weight-asian="normal" style:font-weight-complex="normal"/>
    </style:style>
    <style:style style:name="P15" style:family="paragraph" style:parent-style-name="Text_20_body">
      <style:text-properties style:font-name="Mono" officeooo:paragraph-rsid="00134489"/>
    </style:style>
    <style:style style:name="P16" style:family="paragraph" style:parent-style-name="Text_20_body">
      <style:text-properties style:font-name="Mono" fo:font-size="10pt" officeooo:paragraph-rsid="00134489" style:font-size-asian="10pt" style:font-size-complex="10pt"/>
    </style:style>
    <style:style style:name="P17" style:family="paragraph" style:parent-style-name="Text_20_body">
      <style:text-properties officeooo:rsid="0010fc0a" officeooo:paragraph-rsid="0010fc0a"/>
    </style:style>
    <style:style style:name="P18" style:family="paragraph" style:parent-style-name="Text_20_body">
      <style:text-properties officeooo:rsid="0010fc0a" officeooo:paragraph-rsid="0011975f"/>
    </style:style>
    <style:style style:name="P19" style:family="paragraph" style:parent-style-name="Text_20_body">
      <style:text-properties officeooo:paragraph-rsid="0010fc0a"/>
    </style:style>
    <style:style style:name="P20" style:family="paragraph" style:parent-style-name="Text_20_body">
      <style:text-properties officeooo:rsid="0011975f" officeooo:paragraph-rsid="0011975f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>
      <style:text-properties officeooo:rsid="0014c876" officeooo:paragraph-rsid="0014c876"/>
    </style:style>
    <style:style style:name="P23" style:family="paragraph" style:parent-style-name="Title">
      <style:text-properties officeooo:rsid="000e5a23" officeooo:paragraph-rsid="000e5a23"/>
    </style:style>
    <style:style style:name="T1" style:family="text">
      <style:text-properties officeooo:rsid="0010fc0a"/>
    </style:style>
    <style:style style:name="T2" style:family="text">
      <style:text-properties style:font-name="Liberation Serif" fo:font-style="normal" style:text-underline-style="none" style:font-style-asian="normal" style:font-style-complex="normal"/>
    </style:style>
    <style:style style:name="T3" style:family="text">
      <style:text-properties style:font-name="Liberation Serif" fo:font-style="normal" style:text-underline-style="none" officeooo:rsid="0011975f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0fc0a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0fc0a" style:font-style-asian="normal" style:font-style-complex="normal"/>
    </style:style>
    <style:style style:name="T11" style:family="text">
      <style:text-properties fo:font-style="normal" style:text-underline-style="none" officeooo:rsid="0011975f" style:font-style-asian="normal" style:font-style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officeooo:rsid="0010fc0a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134489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975f"/>
    </style:style>
    <style:style style:name="T17" style:family="text">
      <style:text-properties style:font-name="Mono" fo:font-style="normal" style:text-underline-style="none" officeooo:rsid="000e5a23" style:font-style-asian="normal" style:font-style-complex="normal"/>
    </style:style>
    <style:style style:name="T18" style:family="text">
      <style:text-properties style:font-name="Mono" fo:font-style="normal" style:text-underline-style="none" officeooo:rsid="0011975f" style:font-style-asian="normal" style:font-style-complex="normal"/>
    </style:style>
    <style:style style:name="T19" style:family="text">
      <style:text-properties officeooo:rsid="00134489"/>
    </style:style>
    <style:style style:name="T20" style:family="text">
      <style:text-properties style:font-name="Liberation Sans" fo:font-size="18.2000007629395pt" fo:font-style="normal" style:text-underline-style="none" fo:font-weight="bold" officeooo:rsid="0010fc0a" style:font-name-asian="Noto Sans CJK SC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21" style:family="text">
      <style:text-properties officeooo:rsid="0013d2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S Assignment 1</text:p>
      <text:p text:style-name="P3">Design Document</text:p>
      <text:h text:style-name="P1" text:outline-level="1">Page Metadata Structure</text:h>
      <text:p text:style-name="P4">I have used the following structure to save the metadata of the page in the first 16 bytes.</text:p>
      <text:p text:style-name="P9">typedef struct md{</text:p>
      <text:p text:style-name="P9"><text:tab/>size_t allocation_size;</text:p>
      <text:p text:style-name="P9"><text:tab/>long long free_bytes_available;</text:p>
      <text:p text:style-name="P9">}Metadata;</text:p>
      <text:p text:style-name="P5">Here allocation size is the size of each node on the page. It takes 4 bytes on 32 bit system and 8 bytes in <text:s/>a 64 bit system.</text:p>
      <text:p text:style-name="P5">The variable free_bytes_available stores the number of free bytes available on the page. It takes 8 bytes in both 32 bit and 64 bit systems. </text:p>
      <text:p text:style-name="P5">Hence maximum size of datatype Metadata is 16 bytes.</text:p>
      <text:h text:style-name="Heading_20_1" text:outline-level="1"><text:span text:style-name="T1">Verifying</text:span> that an object is large or small during myfree</text:h>
      <text:p text:style-name="P17">The following logic is used to verify an object as large or small.</text:p>
      <text:p text:style-name="P8">void *base = getbase(ptr);</text:p>
      <text:p text:style-name="P8"><text:tab/>Metadata *meta = (Metadata*)base;</text:p>
      <text:p text:style-name="P8"><text:tab/>if (meta-&gt;allocation_size&gt;4080){</text:p>
      <text:p text:style-name="P8"><text:tab/><text:tab/>free_ram(base,meta-&gt;allocation_size);</text:p>
      <text:p text:style-name="P8"><text:tab/><text:tab/>return;<text:tab/></text:p>
      <text:p text:style-name="P10"><text:tab/>}else{</text:p>
      <text:p text:style-name="P10"><text:span text:style-name="T1"><text:tab/><text:tab/>//manage small object</text:span></text:p>
      <text:p text:style-name="P10"><text:span text:style-name="T1"><text:tab/>}</text:span></text:p>
      <text:p text:style-name="P11">}</text:p>
      <text:p text:style-name="P19">Explanation:<text:span text:style-name="T4"> I calculate the base address of the page in which the node </text:span><text:span text:style-name="T5">ptr</text:span><text:span text:style-name="T7"> resides using the </text:span><text:span text:style-name="T5">getbase</text:span><text:span text:style-name="T7"> </text:span><text:span text:style-name="T8">() function given in appendix.</text:span></text:p>
      <text:p text:style-name="P17"><text:span text:style-name="T7">We can access the metadata stored at the base address. Then using allocation_size stored in metadata structure we can determine as object as large or small.</text:span></text:p>
      <text:h text:style-name="Heading_20_1" text:outline-level="1"><text:soft-page-break/>When do you free a page allocated for objects in buckets</text:h>
      <text:p text:style-name="P18">We again access the metadata using <text:span text:style-name="T6">getbase() </text:span><text:span text:style-name="T9">function. From </text:span><text:span text:style-name="T11">the Metadata structure we check <text:s/></text:span><text:span text:style-name="T17">free_bytes_available, </text:span><text:span text:style-name="T3">if <text:s/></text:span><text:span text:style-name="T17">free_bytes_available</text:span><text:span text:style-name="T18">==4080 </text:span><text:span text:style-name="T3">then we traverse the list and remove all the Nodes residing on this page from the linked list. </text:span></text:p>
      <text:p text:style-name="P20"><text:span text:style-name="T2">After doing the above process we free the page.</text:span></text:p>
      <text:h text:style-name="Heading_20_1" text:outline-level="1"><text:span text:style-name="T16">F</text:span>ind the page metadata of the input object during myfree</text:h>
      <text:p text:style-name="P20">We find the base address of the page in which the pointer resides using getbase function as defined below. In this function we find a number with first least significant 12 bits == 1. That number is 4095. Then we find a number with first 12 least significant bits == 0. We can do so by using a bit-wise not, ‘~’. Taking the bit-and with the address of the Node gives us the base of the node. <text:s/></text:p>
      <text:p text:style-name="P14"><text:span text:style-name="T9">void *getbase(void *b){</text:span></text:p>
      <text:p text:style-name="P14"><text:span text:style-name="T9"><text:tab/>long max=PAGE_SIZE-1;</text:span></text:p>
      <text:p text:style-name="P14"><text:span text:style-name="T9"><text:tab/>max=~max;</text:span></text:p>
      <text:p text:style-name="P14"><text:span text:style-name="T9"><text:tab/>b=(void*)((long)b&amp;max);</text:span></text:p>
      <text:p text:style-name="P14"><text:span text:style-name="T9"><text:tab/>return b;</text:span></text:p>
      <text:p text:style-name="P13"><text:span text:style-name="T9">}</text:span></text:p>
      <text:p text:style-name="P7"><text:span text:style-name="T9">By typecasting this address into (Metadata*) we can access the metadata of the page.</text:span></text:p>
      <text:h text:style-name="P2" text:outline-level="1"><text:span text:style-name="T20">C</text:span><text:span text:style-name="T13">ode corresponding to the removal of all objects on the page from the bucket (list), when a page is freed</text:span></text:h>
      <text:p text:style-name="P16">base-&gt;free_bytes_available+= base-&gt;allocation_size;</text:p>
      <text:p text:style-name="P16"><text:tab/>if(base-&gt;free_bytes_available==4080){</text:p>
      <text:p text:style-name="P16"><text:tab/><text:tab/>Node *current = buckets[bucket].current;</text:p>
      <text:p text:style-name="P16"><text:tab/><text:tab/>while (current!=NULL)</text:p>
      <text:p text:style-name="P16"><text:tab/><text:tab/>{</text:p>
      <text:p text:style-name="P16"><text:tab/><text:tab/><text:tab/>if (getbase((void*)current)==(void*)base)</text:p>
      <text:p text:style-name="P16"><text:tab/><text:tab/><text:tab/>{</text:p>
      <text:p text:style-name="P16"><text:tab/><text:tab/><text:tab/><text:tab/>if (current-&gt;prev!=NULL &amp;&amp; current-&gt;next!=NULL){</text:p>
      <text:p text:style-name="P16"><text:tab/><text:tab/><text:tab/><text:tab/><text:tab/>current-&gt;prev-&gt;next=current-&gt;next;</text:p>
      <text:p text:style-name="P16"><text:tab/><text:tab/><text:tab/><text:tab/><text:tab/>current-&gt;next-&gt;prev=current-&gt;prev;</text:p>
      <text:p text:style-name="P16"><text:tab/><text:tab/><text:tab/><text:tab/>}else if(current-&gt;prev==NULL &amp;&amp; current-&gt;next!=NULL){</text:p>
      <text:p text:style-name="P16"><text:tab/><text:tab/><text:tab/><text:tab/><text:tab/>current-&gt;next-&gt;prev=current-&gt;prev;</text:p>
      <text:p text:style-name="P16"><text:soft-page-break/></text:p>
      <text:p text:style-name="P16"><text:tab/><text:tab/><text:tab/><text:tab/>}else if(current-&gt;prev!=NULL &amp;&amp; current-&gt;next==NULL){</text:p>
      <text:p text:style-name="P16"><text:tab/><text:tab/><text:tab/><text:tab/><text:tab/>current-&gt;prev-&gt;next=current-&gt;next;</text:p>
      <text:p text:style-name="P16"><text:tab/><text:tab/><text:tab/><text:tab/>}else{</text:p>
      <text:p text:style-name="P16"><text:tab/><text:tab/><text:tab/><text:tab/><text:tab/>current=NULL;</text:p>
      <text:p text:style-name="P16"><text:tab/><text:tab/><text:tab/><text:tab/>}</text:p>
      <text:p text:style-name="P16"><text:tab/><text:tab/><text:tab/>}</text:p>
      <text:p text:style-name="P16"><text:tab/><text:tab/><text:tab/>if(current!=NULL){</text:p>
      <text:p text:style-name="P16"><text:tab/><text:tab/><text:tab/><text:tab/>current=current-&gt;next;</text:p>
      <text:p text:style-name="P16"><text:tab/><text:tab/><text:tab/><text:tab/>buckets[bucket].current=NULL;</text:p>
      <text:p text:style-name="P16"><text:tab/><text:tab/><text:tab/>}</text:p>
      <text:p text:style-name="P16"><text:tab/><text:tab/>}</text:p>
      <text:p text:style-name="P16"><text:tab/><text:tab/>if (buckets[bucket].current!=NULL)</text:p>
      <text:p text:style-name="P16"><text:tab/><text:tab/>{</text:p>
      <text:p text:style-name="P16"><text:tab/><text:tab/><text:tab/>while(getbase((void*)buckets[bucket].current)==(void*)base){</text:p>
      <text:p text:style-name="P16"><text:tab/><text:tab/><text:tab/><text:tab/>buckets[bucket].current=buckets[bucket].current-&gt;next;</text:p>
      <text:p text:style-name="P16"><text:tab/><text:tab/><text:tab/><text:tab/>if (buckets[bucket].current==NULL)</text:p>
      <text:p text:style-name="P16"><text:tab/><text:tab/><text:tab/><text:tab/><text:tab/><text:tab/>break;</text:p>
      <text:p text:style-name="P16"><text:tab/><text:tab/><text:tab/>}<text:tab/><text:tab/></text:p>
      <text:p text:style-name="P16"><text:tab/><text:tab/>}</text:p>
      <text:p text:style-name="P16"><text:tab/><text:tab/>free_ram((void*)base,PAGE_SIZE);</text:p>
      <text:p text:style-name="P16"><text:tab/><text:tab/>return;</text:p>
      <text:p text:style-name="P16"><text:tab/>}</text:p>
      <text:h text:style-name="Heading_20_1" text:outline-level="1"><text:span text:style-name="T21">O</text:span>utput of the‘‘make test’’</text:h>
      <text:p text:style-name="P22">Running in gdb debugger.</text:p>
      <text:p text:style-name="P22">Command: gdb --args <text:span text:style-name="T15">make test</text:span></text:p>
      <text:p text:style-name="P22"><text:span text:style-name="T15"><text:tab/></text:span><text:span text:style-name="T4">(gdb) run</text:span> </text:p>
      <text:p text:style-name="P21">Starting program: /usr/bin/make test</text:p>
      <text:p text:style-name="P21">[Detaching after vfork from child process 12364]</text:p>
      <text:p text:style-name="P21">[Detaching after vfork from child process 12367]</text:p>
      <text:p text:style-name="P21">[Detaching after vfork from child process 12374]</text:p>
      <text:p text:style-name="P21">[Detaching after vfork from child process 12377]</text:p>
      <text:p text:style-name="P21"><text:soft-page-break/>[Detaching after vfork from child process 12387]</text:p>
      <text:p text:style-name="P21">num replacements:1000000</text:p>
      <text:p text:style-name="P21"><text:tab/>Elapsed (wall clock) time (h:mm:ss or m:ss): 0:03.36</text:p>
      <text:p text:style-name="P21"><text:tab/>Maximum resident set size (kbytes): 356052</text:p>
      <text:p text:style-name="P21"><text:tab/>Minor (reclaiming a frame) page faults: 839839</text:p>
      <text:p text:style-name="P21">num replacements:2000000</text:p>
      <text:p text:style-name="P21"><text:tab/>Elapsed (wall clock) time (h:mm:ss or m:ss): 0:06.79</text:p>
      <text:p text:style-name="P21"><text:tab/>Maximum resident set size (kbytes): 381684</text:p>
      <text:p text:style-name="P21"><text:tab/>Minor (reclaiming a frame) page faults: 1616949</text:p>
      <text:p text:style-name="P21">num replacements:3000000</text:p>
      <text:p text:style-name="P21"><text:tab/>Elapsed (wall clock) time (h:mm:ss or m:ss): 0:09.52</text:p>
      <text:p text:style-name="P21"><text:tab/>Maximum resident set size (kbytes): 403160</text:p>
      <text:p text:style-name="P21"><text:tab/>Minor (reclaiming a frame) page faults: 2394611</text:p>
      <text:p text:style-name="P21">num replacements:4000000</text:p>
      <text:p text:style-name="P21"><text:tab/>Elapsed (wall clock) time (h:mm:ss or m:ss): 0:13.23</text:p>
      <text:p text:style-name="P21"><text:tab/>Maximum resident set size (kbytes): 425376</text:p>
      <text:p text:style-name="P21"><text:tab/>Minor (reclaiming a frame) page faults: 3172656</text:p>
      <text:p text:style-name="P21">[Detaching after vfork from child process 12389]</text:p>
      <text:p text:style-name="P21">[Inferior 1 (process 12360) exited normally]</text:p>
      <text:p text:style-name="P21"/>
      <text:p text:style-name="P21"/>
      <text:h text:style-name="P2" text:outline-level="1"><text:span text:style-name="T14">Ap</text:span><text:span text:style-name="T13">pendix</text:span><text:span text:style-name="T12"> </text:span></text:h>
      <text:p text:style-name="P12"><text:span text:style-name="T9">void *getbase(void *b){</text:span></text:p>
      <text:p text:style-name="P12"><text:span text:style-name="T9"><text:tab/>long max=PAGE_SIZE-1;</text:span></text:p>
      <text:p text:style-name="P12"><text:span text:style-name="T9"><text:tab/>max=~max;</text:span></text:p>
      <text:p text:style-name="P12"><text:span text:style-name="T9"><text:tab/>b=(void*)((long)b&amp;max);</text:span></text:p>
      <text:p text:style-name="P12"><text:span text:style-name="T9"><text:tab/>return b;</text:span></text:p>
      <text:p text:style-name="P12"><text:span text:style-name="T9">}</text:span></text:p>
      <text:p text:style-name="P6"><text:span text:style-name="T9">This function turns the last 12 bits of an address to 0. </text:span><text:span text:style-name="T11">In this function we find a number with first least significant 12 bits == 1. That number is 4095. Then we find a number with first 12 least significant bits == 0. We can do so by using a bit-wise not, ‘~’. Taking the bit-and with the address of the Node gives us the base of the nod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Mon" svg:font-family="Mon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18:01:39.996446760</meta:creation-date>
    <dc:date>2020-01-25T19:23:38.176357988</dc:date>
    <meta:editing-duration>PT7M56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4" meta:paragraph-count="107" meta:word-count="665" meta:character-count="4687" meta:non-whitespace-character-count="3977"/>
  </office:meta>
</office:document-meta>
</file>